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895in">
        <style:tab-stops/>
      </style:paragraph-properties>
    </style:style>
  </office:automatic-styles>
  <office:body>
    <office:text text:use-soft-page-breaks="true">
      <text:p text:style-name="P1">Descrizione Utente: L’utente, ex studente, laureato in lettere e filosofia, presenta una buona dimestichezza con l’uso del computer in generale, e di sistemi simili a Corman (come ad esempio social network), oltre che vantare una pregressa esperienza con forum e blog.</text:p>
      <text:p text:style-name="Standard"/>
      <text:p text:style-name="Standard">Task 1:<text:line-break/><text:tab/>-Effettua registrazione: L'utente individua facilmente il tasto “SIGN IN” , durante la<text:s/><text:tab/><text:tab/>registrazione esclama : ”<text:s/>Per linee di ricerca più<text:s/>facile sarebbe poter compilare uno spazio<text:s/><text:tab/>editabile come aiuto al menù tendina, inoltre attendevo un campo per confermare la<text:s/><text:tab/>password”;</text:p>
      <text:p text:style-name="Standard"/>
      <text:p text:style-name="Standard"><text:tab/>-Accedi alle tue info e modifica immagine:<text:s/>Individuato facilmente il login -manca l'avviso<text:s/><text:tab/>sul check<text:s/>box<text:s/>-, ritiene poco chiaro rintracciare “scegli file” per l'immagine del profilo,</text:p>
      <text:p text:style-name="Standard"><text:tab/>ma modifica avviene con successo.</text:p>
      <text:p text:style-name="Standard"/>
      <text:p text:style-name="Standard"><text:tab/>-Effettua logout: tasto poco chiaro e difficile da trovare</text:p>
      <text:p text:style-name="Standard"/>
      <text:p text:style-name="Standard"/>
      <text:p text:style-name="Standard">Task 2:<text:line-break/><text:tab/>-Effettua login: facile notare e da effettuare.</text:p>
      <text:p text:style-name="Standard"/>
      <text:p text:style-name="P2">-Aggiungi una pubblicazione:<text:s/>facile notare e da effettuare, difficoltà nel comprendere il<text:s/>reale<text:s/>significato di 'pubblico' 'privato' 'solo io' alla voce visibilità.</text:p>
      <text:p text:style-name="Standard"/>
      <text:p text:style-name="Standard"><text:tab/>-Modifica pubblicazione: funzionalità semplice da interpretare</text:p>
      <text:p text:style-name="Standard"/>
      <text:p text:style-name="Standard"><text:tab/>-Modifica post rendendolo<text:s/>pubblico: menù a tendina poco appariscente, ma chiaro nel<text:s/><text:tab/>complesso</text:p>
      <text:p text:style-name="Standard"><text:tab/></text:p>
      <text:p text:style-name="Standard"><text:tab/>-Visualizza tutti i tuoi post e le tue pubblicazioni: facile da fare;</text:p>
      <text:p text:style-name="Standard"><text:tab/></text:p>
      <text:p text:style-name="Standard">Task 3:</text:p>
      <text:p text:style-name="Standard"><text:tab/>-Ricerca utente “X”: Semplice e intuitiva</text:p>
      <text:p text:style-name="Standard"><text:tab/>-Richiedi di seguire utente “X”:<text:s/>Intuitiva ma non diretta</text:p>
      <text:p text:style-name="Standard"><text:tab/>-Ricerca gruppo<text:s/>“Y”: Semplice e intuitiva</text:p>
      <text:p text:style-name="Standard"><text:tab/>-Richiedi di entrare nel gruppo<text:s/>“Y” creato da “X”:<text:s/>Intuitiva ma non diretta</text:p>
      <text:p text:style-name="Standard"><text:tab/>-Ricerca pubblicazione “Z”: Semplice e intuitiva</text:p>
      <text:p text:style-name="Standard"><text:tab/>-Recati sul profilo di<text:s/>“X” che ha pubblicato “Z”: Intuitiva ma non diretta</text:p>
      <text:p text:style-name="Standard"/>
      <text:p text:style-name="Standard">Task<text:s/>4:</text:p>
      <text:p text:style-name="Standard"><text:tab/>-Crea un gruppo pubblico:<text:s/>Semplice e intuitiva</text:p>
      <text:p text:style-name="Standard"><text:tab/>--Ricerca utente “X”: Semplice e intuitiva</text:p>
      <text:p text:style-name="Standard"><text:tab/>-Invita l'utente “X” nel gruppo; Intuitiva ma non diretta</text:p>
      <text:p text:style-name="Standard"/>
      <text:p text:style-name="Standard">Task 5:</text:p>
      <text:p text:style-name="Standard"><text:tab/>- Rimuovi l'utente “X” dal tuo gruppo: Intuitiva ma non diretta</text:p>
      <text:p text:style-name="Standard"><text:tab/>-Esci dal gruppo “Y”: Intuitiva ma non diretta</text:p>
      <text:p text:style-name="Standard"><text:tab/>- Effettua il logout: tasto poco chiaro e difficile da trovar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ick</dc:creator>
    <meta:creation-date>2018-02-11T17:31:00Z</meta:creation-date>
    <dc:date>2018-02-11T19:30:00Z</dc:date>
    <meta:template xlink:href="Normal.dotm" xlink:type="simple"/>
    <meta:editing-cycles>4</meta:editing-cycles>
    <meta:editing-duration>PT780S</meta:editing-duration>
    <meta:document-statistic meta:page-count="1" meta:paragraph-count="3" meta:word-count="298" meta:character-count="1999" meta:row-count="14" meta:non-whitespace-character-count="1704"/>
  </office:meta>
</office:document-meta>
</file>